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a301c" officeooo:paragraph-rsid="001a301c"/>
    </style:style>
    <style:style style:name="P2" style:family="paragraph" style:parent-style-name="Standard" style:list-style-name="L1"/>
    <style:style style:name="P3" style:family="paragraph" style:parent-style-name="Title">
      <style:text-properties officeooo:paragraph-rsid="001a301c"/>
    </style:style>
    <style:style style:name="T1" style:family="text">
      <style:text-properties officeooo:rsid="001a301c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aspberry Pi class</text:p>
      <text:list xml:id="list1662272401954168432" text:style-name="L1">
        <text:list-item>
          <text:p text:style-name="P2">Wat wordt er precies verwacht van de les? <text:span text:style-name="T1">(Op training was er iets gezegd van iets ‘groots’ te laten zien en dan de basis hiervan aan de kinderen aan te brengen)</text:span></text:p>
        </text:list-item>
        <text:list-item>
          <text:p text:style-name="P1">Wat kunnen de kinderen al van programmeren? Ze hadden al met Rasberry Pi Scratch gewerkt, wat hebben ze al precies gezien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21:00:22.731639676</meta:creation-date>
    <meta:editing-cycles>1</meta:editing-cycles>
    <meta:editing-duration>PT6M59S</meta:editing-duration>
    <dc:date>2017-02-21T21:07:21.503892121</dc:date>
    <meta:document-statistic meta:table-count="0" meta:image-count="0" meta:object-count="0" meta:page-count="1" meta:paragraph-count="3" meta:word-count="57" meta:character-count="305" meta:non-whitespace-character-count="253"/>
    <meta:generator>LibreOffice/5.1.4.2$Linux_X86_64 LibreOffice_project/10m0$Build-2</meta:generator>
  </office:meta>
</office:document-meta>
</file>